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4*"/>
    </style:style>
    <style:style style:name="Table2.C" style:family="table-column">
      <style:table-column-properties style:column-width="5.667cm" style:rel-column-width="2184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2"/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ADMINISTRADOR</text:p>
      <text:p text:style-name="Standard"/>
      <text:p text:style-name="Standard"/>
      <text:p text:style-name="P4">USER STORY: Gestionar copias de seguridad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18/12/2006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Actores involucrados</text:p>
        </text:list-item>
      </text:list>
      <text:p text:style-name="Standard"><text:tab/>- Administrador</text:p>
      <text:p text:style-name="Standard"/>
      <text:list text:style-name="L1" text:continue-numbering="true">
        <text:list-item>
          <text:p text:style-name="P9">Módulos asociados</text:p>
        </text:list-item>
      </text:list>
      <text:p text:style-name="Standard"><text:tab/>- Backups</text:p>
      <text:p text:style-name="Standard"/>
      <text:list text:style-name="L1" text:continue-numbering="true">
        <text:list-item>
          <text:p text:style-name="P9">Descripción</text:p>
        </text:list-item>
      </text:list>
      <text:p text:style-name="Standard"><text:tab/>Permitir añadir, restaurar y eliminar copias de seguridad de proyectos</text:p>
      <text:list text:style-name="L2">
        <text:list-item>
          <text:p text:style-name="P10">Añadir una copia de seguridad requiere conocer el nombre del proyecto al que se le va a realizar la copia.</text:p>
        </text:list-item>
        <text:list-item>
          <text:p text:style-name="P10">Restaurar requiere saber el nombre y la fecha de la copia de seguridad que se va a restaurar.</text:p>
        </text:list-item>
        <text:list-item>
          <text:p text:style-name="P10">Eliminar requiere saber el nombre y la fecha de la copia de seguridad que se va a eliminar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>18/12/2006</text:p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7T12:02:24</meta:creation-date>
    <dc:creator>David Cuadrado</dc:creator>
    <dc:date>2007-02-07T14:13:47</dc:date>
    <dc:language>es-CO</dc:language>
    <meta:editing-cycles>39</meta:editing-cycles>
    <meta:editing-duration>PT1H5M25S</meta:editing-duration>
    <meta:template xlink:type="simple" xlink:actuate="onRequest" xlink:role="template" xlink:href="../../../../../../../.openoffice.org2/user/template/ktoon_user_story.ott" xlink:title="ktoon_user_story" meta:date="2007-02-07T12:02:23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6" meta:word-count="112" meta:character-count="690"/>
  </office:meta>
</office:document-meta>
</file>